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line-height="115%"/>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ject : Litmus Test</text:p>
      <text:p text:style-name="P1"/>
      <text:p text:style-name="P1">Introduction</text:p>
      <text:p text:style-name="Text_20_body">The application is intended to be used by students for taking online test for a particular subject. Each subject will have a list of predefined objective type questions. At the end of the tests, student would be able to view the result assessment. There will be rules for points i.e correct answer would fetch 1 point and a wrong answer would deduct 0.5 points. One question will be shown to the student at a time and student can move to next question by clicking on next. There will be timer clock which would indicate always the amount of time left.</text:p>
      <text:p text:style-name="Text_20_body"> </text:p>
      <text:p text:style-name="P1">Requirements</text:p>
      <text:p text:style-name="P2"><text:span text:style-name="T1">1.</text:span>      As a student, I should be able to view a list of assessments examination to take.</text:p>
      <text:p text:style-name="P2"><text:span text:style-name="T1">2.</text:span>      As a student, one question would list of objective answers would be given.</text:p>
      <text:p text:style-name="P2"><text:span text:style-name="T1">3.</text:span>      The application should be able to work in offline mode.</text:p>
      <text:p text:style-name="P2"><text:span text:style-name="T1">4.</text:span>      The application should display one question at a time and would have next and previous button to navigate to next or previous questions.</text:p>
      <text:p text:style-name="P2"><text:span text:style-name="T1">5.</text:span>      The application should always display a timer clock i.e the amount of time left.</text:p>
      <text:p text:style-name="P2"><text:span text:style-name="T1">6.</text:span>      The application should have option for setting preferences i.e timer clock time, question difficulty level i.e intermediate, medium, advanced.</text:p>
      <text:p text:style-name="P2"><text:span text:style-name="T1">7.</text:span>      At the end of the exam, student should be shown a summary page with Overall Points and some details i.e no of correct answers, incorrect answers.</text:p>
      <text:p text:style-name="P2"><text:span text:style-name="T1">8.</text:span>      The application should have a option to enter the student details and associate a summary page based on student details.</text:p>
      <text:p text:style-name="P2"><text:span text:style-name="T1">9.</text:span>   The application should be such so that the questions with difficulty level should be very easily configurable.</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0T09:30:00.61</meta:creation-date>
    <meta:document-statistic meta:table-count="0" meta:image-count="0" meta:object-count="0" meta:page-count="1" meta:paragraph-count="15" meta:word-count="273" meta:character-count="1610"/>
    <dc:date>2014-01-10T09:31:52.81</dc:date>
    <meta:editing-duration>PT1M52S</meta:editing-duration>
    <meta:editing-cycles>1</meta:editing-cycles>
    <meta:generator>OpenOffice.org/3.4.1$Win32 OpenOffice.org_project/341m1$Build-9593</meta:generator>
  </office:meta>
</office:document-meta>
</file>